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6.175cm"/>
    </style:style>
    <style:style style:name="Table1.B" style:family="table-column">
      <style:table-column-properties style:column-width="10.825cm"/>
    </style:style>
    <style:style style:name="Table1.A1" style:family="table-cell">
      <style:table-cell-properties style:vertical-align="middle" fo:padding-left="0cm" fo:padding-right="0cm" fo:padding-top="0.049cm" fo:padding-bottom="0.049cm" fo:border-left="none" fo:border-right="none" fo:border-top="0.75pt solid #000000" fo:border-bottom="0.75pt solid #000000"/>
    </style:style>
    <style:style style:name="Table1.B1" style:family="table-cell">
      <style:table-cell-properties style:vertical-align="middle" fo:padding-left="0cm" fo:padding-right="0.049cm" fo:padding-top="0.049cm" fo:padding-bottom="0.049cm" fo:border-left="none" fo:border-right="0.75pt solid #000000" fo:border-top="0.75pt solid #000000" fo:border-bottom="0.75pt solid #000000"/>
    </style:style>
    <style:style style:name="Table1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000000"/>
    </style:style>
    <style:style style:name="Table1.B2" style:family="table-cell">
      <style:table-cell-properties style:vertical-align="middle" fo:padding-left="0cm" fo:padding-right="0.049cm" fo:padding-top="0cm" fo:padding-bottom="0.049cm" fo:border-left="none" fo:border-right="0.75pt solid #000000" fo:border-top="none" fo:border-bottom="0.75pt solid #000000"/>
    </style:style>
    <style:style style:name="P1" style:family="paragraph" style:parent-style-name="Heading_20_2">
      <style:text-properties fo:background-color="#ffff00"/>
    </style:style>
    <style:style style:name="P2" style:family="paragraph" style:parent-style-name="Heading_20_2">
      <style:paragraph-properties fo:padding="0.049cm" fo:border="0.06pt solid #e3e3e3"/>
      <style:text-properties fo:background-color="#ffff00"/>
    </style:style>
    <style:style style:name="P3" style:family="paragraph" style:parent-style-name="Heading_20_2">
      <style:paragraph-properties fo:padding="0.049cm" fo:border="0.06pt solid #e3e3e3"/>
      <style:text-properties officeooo:paragraph-rsid="00017e01"/>
    </style:style>
    <style:style style:name="P4" style:family="paragraph" style:parent-style-name="Heading_20_3">
      <style:text-properties style:font-name="Liberation Serif" fo:font-size="18pt" fo:font-weight="bold" officeooo:rsid="00017e01" fo:background-color="#ffff00" style:font-name-asian="Noto Serif CJK SC" style:font-size-asian="18pt" style:font-weight-asian="bold" style:font-name-complex="Lohit Devanagari" style:font-size-complex="18pt" style:font-weight-complex="bold"/>
    </style:style>
    <style:style style:name="P5" style:family="paragraph" style:parent-style-name="Heading_20_3">
      <style:paragraph-properties fo:padding="0.049cm" fo:border="0.06pt solid #e3e3e3"/>
    </style:style>
    <style:style style:name="P6" style:family="paragraph" style:parent-style-name="Heading_20_4">
      <style:paragraph-properties fo:padding="0.049cm" fo:border="0.06pt solid #e3e3e3"/>
    </style:style>
    <style:style style:name="P7" style:family="paragraph" style:parent-style-name="Heading_20_5">
      <style:paragraph-properties fo:padding="0.049cm" fo:border="0.06pt solid #e3e3e3"/>
    </style:style>
    <style:style style:name="P8" style:family="paragraph" style:parent-style-name="Preformatted_20_Text">
      <style:paragraph-properties fo:margin-top="0cm" fo:margin-bottom="0.499cm" loext:contextual-spacing="false" fo:padding="0.049cm" fo:border="0.06pt solid #e3e3e3" style:writing-mode="lr-tb"/>
    </style:style>
    <style:style style:name="P9" style:family="paragraph" style:parent-style-name="Preformatted_20_Text">
      <style:paragraph-properties fo:padding="0.049cm" fo:border="0.06pt solid #e3e3e3"/>
      <style:text-properties loext:padding="0.049cm" loext:border="0.06pt solid #e3e3e3"/>
    </style:style>
    <style:style style:name="P10" style:family="paragraph" style:parent-style-name="Preformatted_20_Text">
      <style:paragraph-properties fo:padding="0.049cm" fo:border="0.06pt solid #e3e3e3" style:writing-mode="lr-tb"/>
    </style:style>
    <style:style style:name="P11" style:family="paragraph" style:parent-style-name="Text_20_body">
      <style:paragraph-properties fo:padding="0.049cm" fo:border="0.06pt solid #e3e3e3"/>
    </style:style>
    <style:style style:name="P12" style:family="paragraph" style:parent-style-name="Text_20_body" style:list-style-name="L1">
      <style:paragraph-properties fo:padding="0.049cm" fo:border="0.06pt solid #e3e3e3"/>
    </style:style>
    <style:style style:name="P13" style:family="paragraph" style:parent-style-name="Text_20_body" style:list-style-name="L2">
      <style:paragraph-properties fo:padding="0.049cm" fo:border="0.06pt solid #e3e3e3"/>
    </style:style>
    <style:style style:name="P14" style:family="paragraph" style:parent-style-name="Text_20_body" style:list-style-name="L3">
      <style:paragraph-properties fo:padding="0.049cm" fo:border="0.06pt solid #e3e3e3"/>
    </style:style>
    <style:style style:name="P15" style:family="paragraph" style:parent-style-name="Text_20_body" style:list-style-name="L4">
      <style:paragraph-properties fo:padding="0.049cm" fo:border="0.06pt solid #e3e3e3"/>
    </style:style>
    <style:style style:name="P16" style:family="paragraph" style:parent-style-name="Text_20_body" style:list-style-name="L5">
      <style:paragraph-properties fo:padding="0.049cm" fo:border="0.06pt solid #e3e3e3"/>
    </style:style>
    <style:style style:name="P17" style:family="paragraph" style:parent-style-name="Text_20_body" style:list-style-name="L6">
      <style:paragraph-properties fo:padding="0.049cm" fo:border="0.06pt solid #e3e3e3"/>
    </style:style>
    <style:style style:name="P18" style:family="paragraph" style:parent-style-name="Text_20_body" style:list-style-name="L7">
      <style:paragraph-properties fo:padding="0.049cm" fo:border="0.06pt solid #e3e3e3"/>
    </style:style>
    <style:style style:name="P19" style:family="paragraph" style:parent-style-name="Text_20_body" style:list-style-name="L8">
      <style:paragraph-properties fo:padding="0.049cm" fo:border="0.06pt solid #e3e3e3"/>
    </style:style>
    <style:style style:name="P20" style:family="paragraph" style:parent-style-name="Text_20_body">
      <style:paragraph-properties fo:padding="0.049cm" fo:border="0.06pt solid #e3e3e3"/>
      <style:text-properties style:font-name="Liberation Serif" fo:font-size="18pt" fo:font-weight="bold" officeooo:rsid="00017e01" fo:background-color="#ffff00" style:font-name-asian="Noto Serif CJK SC" style:font-size-asian="18pt" style:font-weight-asian="bold" style:font-name-complex="Lohit Devanagari" style:font-size-complex="18pt" style:font-weight-complex="bold"/>
    </style:style>
    <style:style style:name="P21" style:family="paragraph" style:parent-style-name="Text_20_body" style:list-style-name="L1">
      <style:paragraph-properties fo:margin-top="0cm" fo:margin-bottom="0cm" loext:contextual-spacing="false" fo:padding="0.049cm" fo:border="0.06pt solid #e3e3e3"/>
    </style:style>
    <style:style style:name="P22" style:family="paragraph" style:parent-style-name="Text_20_body" style:list-style-name="L2">
      <style:paragraph-properties fo:margin-top="0cm" fo:margin-bottom="0cm" loext:contextual-spacing="false" fo:padding="0.049cm" fo:border="0.06pt solid #e3e3e3"/>
    </style:style>
    <style:style style:name="P23" style:family="paragraph" style:parent-style-name="Text_20_body" style:list-style-name="L3">
      <style:paragraph-properties fo:margin-top="0cm" fo:margin-bottom="0cm" loext:contextual-spacing="false" fo:padding="0.049cm" fo:border="0.06pt solid #e3e3e3"/>
    </style:style>
    <style:style style:name="P24" style:family="paragraph" style:parent-style-name="Text_20_body" style:list-style-name="L4">
      <style:paragraph-properties fo:margin-top="0cm" fo:margin-bottom="0cm" loext:contextual-spacing="false" fo:padding="0.049cm" fo:border="0.06pt solid #e3e3e3"/>
    </style:style>
    <style:style style:name="P25" style:family="paragraph" style:parent-style-name="Text_20_body" style:list-style-name="L5">
      <style:paragraph-properties fo:margin-top="0cm" fo:margin-bottom="0cm" loext:contextual-spacing="false" fo:padding="0.049cm" fo:border="0.06pt solid #e3e3e3"/>
    </style:style>
    <style:style style:name="P26" style:family="paragraph" style:parent-style-name="Text_20_body" style:list-style-name="L6">
      <style:paragraph-properties fo:margin-top="0cm" fo:margin-bottom="0cm" loext:contextual-spacing="false" fo:padding="0.049cm" fo:border="0.06pt solid #e3e3e3"/>
    </style:style>
    <style:style style:name="P27" style:family="paragraph" style:parent-style-name="Text_20_body" style:list-style-name="L7">
      <style:paragraph-properties fo:margin-top="0cm" fo:margin-bottom="0cm" loext:contextual-spacing="false" fo:padding="0.049cm" fo:border="0.06pt solid #e3e3e3"/>
    </style:style>
    <style:style style:name="P28" style:family="paragraph" style:parent-style-name="Text_20_body" style:list-style-name="L8">
      <style:paragraph-properties fo:margin-top="0cm" fo:margin-bottom="0cm" loext:contextual-spacing="false" fo:padding="0.049cm" fo:border="0.06pt solid #e3e3e3"/>
    </style:style>
    <style:style style:name="T1" style:family="text">
      <style:text-properties loext:padding="0.049cm" loext:border="0.06pt solid #e3e3e3"/>
    </style:style>
    <style:style style:name="T2" style:family="text">
      <style:text-properties officeooo:rsid="00017e01"/>
    </style:style>
    <style:style style:name="T3" style:family="text">
      <style:text-properties style:font-name="Liberation Serif" fo:font-size="18pt" fo:font-weight="bold" officeooo:rsid="00017e01" fo:background-color="#ffff00" loext:char-shading-value="0" style:font-name-asian="Noto Serif CJK SC" style:font-size-asian="18pt" style:font-weight-asian="bold" style:font-name-complex="Lohit Devanagari" style:font-size-complex="18pt" style:font-weight-complex="bold"/>
    </style:style>
    <style:style style:name="T4" style:family="text">
      <style:text-properties officeooo:rsid="00017e01" fo:background-color="#ffff00" loext:char-shading-value="0"/>
    </style:style>
    <style:style style:name="T5" style:family="text">
      <style:text-properties officeooo:rsid="00035be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2">1. </text:span>Python Sets</text:h>
      <text:h text:style-name="P5" text:outline-level="3">Introduction</text:h>
      <text:p text:style-name="P11">A set in Python is a collection of unique elements, meaning that each element within a set is distinct and cannot be duplicated. Sets are commonly used when you need to store a collection of items without any duplicates.</text:p>
      <text:h text:style-name="P5" text:outline-level="3">Creating a Set</text:h>
      <text:p text:style-name="P11">In Python, sets are created by placing the elements inside curly braces <text:span text:style-name="Source_20_Text"><text:span text:style-name="T1">{}</text:span></text:span>, separated by commas. A set can contain any number of items, and they may be of different types such as integers, floats, tuples, strings, etc. However, a set cannot contain mutable elements like lists, sets, or dictionaries.</text:p>
      <text:h text:style-name="P6" text:outline-level="4">Examples:</text:h>
      <text:p text:style-name="P9">python</text:p>
      <text:p text:style-name="P9">Copy code</text:p>
      <text:p text:style-name="P10"><text:span text:style-name="Source_20_Text"><text:span text:style-name="T1"># Create a set of integer type</text:span></text:span></text:p>
      <text:p text:style-name="P10"><text:span text:style-name="Source_20_Text"><text:span text:style-name="T1">student_ids = {112, 114, 116, 118, 115}</text:span></text:span></text:p>
      <text:p text:style-name="P10"><text:span text:style-name="Source_20_Text"><text:span text:style-name="T1">print('Student IDs:', student_ids)</text:span></text:span></text:p>
      <text:p text:style-name="P10"/>
      <text:p text:style-name="P10"><text:span text:style-name="Source_20_Text"><text:span text:style-name="T1"># Create a set of string type</text:span></text:span></text:p>
      <text:p text:style-name="P10"><text:span text:style-name="Source_20_Text"><text:span text:style-name="T1">vowel_letters = {'a', 'e', 'i', 'o', 'u'}</text:span></text:span></text:p>
      <text:p text:style-name="P10"><text:span text:style-name="Source_20_Text"><text:span text:style-name="T1">print('Vowel Letters:', vowel_letters)</text:span></text:span></text:p>
      <text:p text:style-name="P10"/>
      <text:p text:style-name="P10"><text:span text:style-name="Source_20_Text"><text:span text:style-name="T1"># Create a set of mixed data types</text:span></text:span></text:p>
      <text:p text:style-name="P10"><text:span text:style-name="Source_20_Text"><text:span text:style-name="T1">mixed_set = {'Hello', 101, -2, 'Bye'}</text:span></text:span></text:p>
      <text:p text:style-name="P8"><text:span text:style-name="Source_20_Text"><text:span text:style-name="T1">print('Set of mixed data types:', mixed_set)</text:span></text:span></text:p>
      <text:h text:style-name="P5" text:outline-level="3">Output</text:h>
      <text:p text:style-name="P9">javascript</text:p>
      <text:p text:style-name="P9">Copy code</text:p>
      <text:p text:style-name="P10"><text:span text:style-name="Source_20_Text"><text:span text:style-name="T1">Student IDs: {112, 114, 115, 116, 118}</text:span></text:span></text:p>
      <text:p text:style-name="P10"><text:span text:style-name="Source_20_Text"><text:span text:style-name="T1">Vowel Letters: {'u', 'a', 'e', 'i', 'o'}</text:span></text:span></text:p>
      <text:p text:style-name="P8"><text:span text:style-name="Source_20_Text"><text:span text:style-name="T1">Set of mixed data types: {'Hello', 'Bye', 101, -2}</text:span></text:span></text:p>
      <text:h text:style-name="P5" text:outline-level="3">Note:</text:h>
      <text:p text:style-name="P11">When printing sets, the order of elements may vary because sets do not maintain any particular order.</text:p>
      <text:h text:style-name="P5" text:outline-level="3">Creating an Empty Set</text:h>
      <text:p text:style-name="P11">Creating an empty set in Python is done using the <text:span text:style-name="Source_20_Text"><text:span text:style-name="T1">set()</text:span></text:span> function without any arguments. Using empty curly braces <text:span text:style-name="Source_20_Text"><text:span text:style-name="T1">{}</text:span></text:span> will create an empty dictionary instead of an empty set.</text:p>
      <text:h text:style-name="P6" text:outline-level="4">Example:</text:h>
      <text:p text:style-name="P9">python</text:p>
      <text:p text:style-name="P9"><text:soft-page-break/>Copy code</text:p>
      <text:p text:style-name="P10"><text:span text:style-name="Source_20_Text"><text:span text:style-name="T1"># Create an empty set</text:span></text:span></text:p>
      <text:p text:style-name="P10"><text:span text:style-name="Source_20_Text"><text:span text:style-name="T1">empty_set = set()</text:span></text:span></text:p>
      <text:p text:style-name="P10"/>
      <text:p text:style-name="P10"><text:span text:style-name="Source_20_Text"><text:span text:style-name="T1"># Create an empty dictionary</text:span></text:span></text:p>
      <text:p text:style-name="P10"><text:span text:style-name="Source_20_Text"><text:span text:style-name="T1">empty_dictionary = {}</text:span></text:span></text:p>
      <text:p text:style-name="P10"/>
      <text:p text:style-name="P10"><text:span text:style-name="Source_20_Text"><text:span text:style-name="T1"># Check the data type of empty_set</text:span></text:span></text:p>
      <text:p text:style-name="P10"><text:span text:style-name="Source_20_Text"><text:span text:style-name="T1">print('Data type of empty_set:', type(empty_set))</text:span></text:span></text:p>
      <text:p text:style-name="P10"/>
      <text:p text:style-name="P10"><text:span text:style-name="Source_20_Text"><text:span text:style-name="T1"># Check the data type of empty_dictionary</text:span></text:span></text:p>
      <text:p text:style-name="P8"><text:span text:style-name="Source_20_Text"><text:span text:style-name="T1">print('Data type of empty_dictionary:', type(empty_dictionary))</text:span></text:span></text:p>
      <text:h text:style-name="P5" text:outline-level="3">Output</text:h>
      <text:p text:style-name="P9">python</text:p>
      <text:p text:style-name="P9">Copy code</text:p>
      <text:p text:style-name="P10"><text:span text:style-name="Source_20_Text"><text:span text:style-name="T1">Data type of empty_set: &lt;class 'set'&gt;</text:span></text:span></text:p>
      <text:p text:style-name="P8"><text:span text:style-name="Source_20_Text"><text:span text:style-name="T1">Data type of empty_dictionary: &lt;class 'dict'&gt;</text:span></text:span></text:p>
      <text:h text:style-name="P1" text:outline-level="2"><text:span text:style-name="T2">2. </text:span>Duplicate Items in a Set</text:h>
      <text:p text:style-name="P11">When working with sets in Python, duplicate items are automatically removed. Let's explore what happens when we attempt to include duplicate items in a set.</text:p>
      <text:p text:style-name="P9">python</text:p>
      <text:p text:style-name="P9">Copy code</text:p>
      <text:p text:style-name="P10"><text:span text:style-name="Source_20_Text"><text:span text:style-name="T1">numbers = {2, 4, 6, 6, 2, 8}</text:span></text:span></text:p>
      <text:p text:style-name="P8"><text:span text:style-name="Source_20_Text"><text:span text:style-name="T1">print(numbers) <text:s text:c="2"/># {8, 2, 4, 6}</text:span></text:span></text:p>
      <text:p text:style-name="P11">In the example above, even though we try to include duplicate items like 6 and 2 multiple times, the resulting set <text:span text:style-name="Source_20_Text"><text:span text:style-name="T1">numbers</text:span></text:span> contains only unique elements. This is because sets in Python cannot contain duplicates.</text:p>
      <text:h text:style-name="P5" text:outline-level="3">Adding and Updating Set Items in Python</text:h>
      <text:p text:style-name="P11">Sets are mutable, meaning you can modify them after creation. However, because they are unordered, indexing and slicing have no meaning in sets.</text:p>
      <text:h text:style-name="P6" text:outline-level="4">Adding Items to a Set</text:h>
      <text:p text:style-name="P11">To add an item to a set in Python, you can use the <text:span text:style-name="Source_20_Text"><text:span text:style-name="T1">add()</text:span></text:span> method.</text:p>
      <text:p text:style-name="P9">python</text:p>
      <text:p text:style-name="P9">Copy code</text:p>
      <text:p text:style-name="P10"><text:span text:style-name="Source_20_Text"><text:span text:style-name="T1">numbers = {21, 34, 54, 12}</text:span></text:span></text:p>
      <text:p text:style-name="P10"/>
      <text:p text:style-name="P10"><text:span text:style-name="Source_20_Text"><text:span text:style-name="T1">print('Initial Set:', numbers)</text:span></text:span></text:p>
      <text:p text:style-name="P10"/>
      <text:p text:style-name="P10"><text:span text:style-name="Source_20_Text"><text:span text:style-name="T1"># using add() method</text:span></text:span></text:p>
      <text:p text:style-name="P10"><text:span text:style-name="Source_20_Text"><text:span text:style-name="T1">numbers.add(32)</text:span></text:span></text:p>
      <text:p text:style-name="P10"/>
      <text:p text:style-name="P8"><text:soft-page-break/><text:span text:style-name="Source_20_Text"><text:span text:style-name="T1">print('Updated Set:', numbers) </text:span></text:span></text:p>
      <text:p text:style-name="P11">Output:</text:p>
      <text:p text:style-name="P9">sql</text:p>
      <text:p text:style-name="P9">Copy code</text:p>
      <text:p text:style-name="P10"><text:span text:style-name="Source_20_Text"><text:span text:style-name="T1">Initial Set: {34, 12, 21, 54}</text:span></text:span></text:p>
      <text:p text:style-name="P8"><text:span text:style-name="Source_20_Text"><text:span text:style-name="T1">Updated Set: {32, 34, 12, 21, 54}</text:span></text:span></text:p>
      <text:p text:style-name="P11">In the example above, <text:span text:style-name="Source_20_Text"><text:span text:style-name="T1">add(32)</text:span></text:span> adds the element 32 to the set <text:span text:style-name="Source_20_Text"><text:span text:style-name="T1">numbers</text:span></text:span>.</text:p>
      <text:h text:style-name="P6" text:outline-level="4">Updating a Set</text:h>
      <text:p text:style-name="P11">The <text:span text:style-name="Source_20_Text"><text:span text:style-name="T1">update()</text:span></text:span> method is used to update a set with items from other collection types such as lists, tuples, or even other sets.</text:p>
      <text:p text:style-name="P9">python</text:p>
      <text:p text:style-name="P9">Copy code</text:p>
      <text:p text:style-name="P10"><text:span text:style-name="Source_20_Text"><text:span text:style-name="T1">companies = {'Lacoste', 'Ralph Lauren'}</text:span></text:span></text:p>
      <text:p text:style-name="P10"><text:span text:style-name="Source_20_Text"><text:span text:style-name="T1">tech_companies = ['apple', 'google', 'apple']</text:span></text:span></text:p>
      <text:p text:style-name="P10"/>
      <text:p text:style-name="P10"><text:span text:style-name="Source_20_Text"><text:span text:style-name="T1"># using update() method</text:span></text:span></text:p>
      <text:p text:style-name="P10"><text:span text:style-name="Source_20_Text"><text:span text:style-name="T1">companies.update(tech_companies)</text:span></text:span></text:p>
      <text:p text:style-name="P10"/>
      <text:p text:style-name="P8"><text:span text:style-name="Source_20_Text"><text:span text:style-name="T1">print(companies)</text:span></text:span></text:p>
      <text:p text:style-name="P11">Output:</text:p>
      <text:p text:style-name="P9">arduino</text:p>
      <text:p text:style-name="P9">Copy code</text:p>
      <text:p text:style-name="P8"><text:span text:style-name="Source_20_Text"><text:span text:style-name="T1">{'google', 'apple', 'Lacoste', 'Ralph Lauren'}</text:span></text:span></text:p>
      <text:p text:style-name="P11">In this example, the unique elements of the <text:span text:style-name="Source_20_Text"><text:span text:style-name="T1">tech_companies</text:span></text:span> list are added to the <text:span text:style-name="Source_20_Text"><text:span text:style-name="T1">companies</text:span></text:span> set using the <text:span text:style-name="Source_20_Text"><text:span text:style-name="T1">update()</text:span></text:span> method.</text:p>
      <text:h text:style-name="P1" text:outline-level="2"><text:span text:style-name="T2">3. </text:span>Removing an Element from a Set</text:h>
      <text:p text:style-name="P11">In Python, you can remove a specified element from a set using the <text:span text:style-name="Source_20_Text"><text:span text:style-name="T1">discard()</text:span></text:span> method. Let's see an example:</text:p>
      <text:p text:style-name="P9">python</text:p>
      <text:p text:style-name="P9">Copy code</text:p>
      <text:p text:style-name="P10"><text:span text:style-name="Source_20_Text"><text:span text:style-name="T1">languages = {'Swift', 'Java', 'Python'}</text:span></text:span></text:p>
      <text:p text:style-name="P10"/>
      <text:p text:style-name="P10"><text:span text:style-name="Source_20_Text"><text:span text:style-name="T1">print('Initial Set:', languages)</text:span></text:span></text:p>
      <text:p text:style-name="P10"/>
      <text:p text:style-name="P10"><text:span text:style-name="Source_20_Text"><text:span text:style-name="T1"># Remove 'Java' from the set</text:span></text:span></text:p>
      <text:p text:style-name="P10"><text:span text:style-name="Source_20_Text"><text:span text:style-name="T1">removed_value = languages.discard('Java')</text:span></text:span></text:p>
      <text:p text:style-name="P10"/>
      <text:p text:style-name="P8"><text:span text:style-name="Source_20_Text"><text:span text:style-name="T1">print('Set after discard():', languages)</text:span></text:span></text:p>
      <text:p text:style-name="P11">Output:</text:p>
      <text:p text:style-name="P9"><text:soft-page-break/>sql</text:p>
      <text:p text:style-name="P9">Copy code</text:p>
      <text:p text:style-name="P10"><text:span text:style-name="Source_20_Text"><text:span text:style-name="T1">Initial Set: {'Python', 'Swift', 'Java'}</text:span></text:span></text:p>
      <text:p text:style-name="P8"><text:span text:style-name="Source_20_Text"><text:span text:style-name="T1">Set after discard(): {'Python', 'Swift'}</text:span></text:span></text:p>
      <text:p text:style-name="P11">In this example, the <text:span text:style-name="Source_20_Text"><text:span text:style-name="T1">discard()</text:span></text:span> method is used to remove the element <text:span text:style-name="Source_20_Text"><text:span text:style-name="T1">'Java'</text:span></text:span> from the <text:span text:style-name="Source_20_Text"><text:span text:style-name="T1">languages</text:span></text:span> set.</text:p>
      <text:h text:style-name="P2" text:outline-level="2"><text:span text:style-name="T2">4. </text:span>Iterating Over a Set</text:h>
      <text:p text:style-name="P11">You can iterate over the elements of a set using a <text:span text:style-name="Source_20_Text"><text:span text:style-name="T1">for</text:span></text:span> loop in Python. Here's an example:</text:p>
      <text:p text:style-name="P9">python</text:p>
      <text:p text:style-name="P9">Copy code</text:p>
      <text:p text:style-name="P10"><text:span text:style-name="Source_20_Text"><text:span text:style-name="T1">fruits = {"Apple", "Peach", "Mango"}</text:span></text:span></text:p>
      <text:p text:style-name="P10"/>
      <text:p text:style-name="P10"><text:span text:style-name="Source_20_Text"><text:span text:style-name="T1"># Iterate over each fruit</text:span></text:span></text:p>
      <text:p text:style-name="P10"><text:span text:style-name="Source_20_Text"><text:span text:style-name="T1">for fruit in fruits: </text:span></text:span></text:p>
      <text:p text:style-name="P8"><text:span text:style-name="Source_20_Text"><text:span text:style-name="T1"><text:s text:c="4"/>print(fruit)</text:span></text:span></text:p>
      <text:p text:style-name="P11">Output:</text:p>
      <text:p text:style-name="P9">Copy code</text:p>
      <text:p text:style-name="P10"><text:span text:style-name="Source_20_Text"><text:span text:style-name="T1">Mango</text:span></text:span></text:p>
      <text:p text:style-name="P10"><text:span text:style-name="Source_20_Text"><text:span text:style-name="T1">Peach</text:span></text:span></text:p>
      <text:p text:style-name="P8"><text:span text:style-name="Source_20_Text"><text:span text:style-name="T1">Apple</text:span></text:span></text:p>
      <text:p text:style-name="P11">In this code, a <text:span text:style-name="Source_20_Text"><text:span text:style-name="T1">for</text:span></text:span> loop is used to iterate over each element of the <text:span text:style-name="Source_20_Text"><text:span text:style-name="T1">fruits</text:span></text:span> set.</text:p>
      <text:h text:style-name="P2" text:outline-level="2"><text:span text:style-name="T2">5. </text:span>Finding the Number of Elements in a Set</text:h>
      <text:p text:style-name="P11">To find the number of elements present in a set, you can use the <text:span text:style-name="Source_20_Text"><text:span text:style-name="T1">len()</text:span></text:span> method. For example:</text:p>
      <text:p text:style-name="P9">python</text:p>
      <text:p text:style-name="P9">Copy code</text:p>
      <text:p text:style-name="P10"><text:span text:style-name="Source_20_Text"><text:span text:style-name="T1">even_numbers = {2, 4, 6, 8}</text:span></text:span></text:p>
      <text:p text:style-name="P10"><text:span text:style-name="Source_20_Text"><text:span text:style-name="T1">print('Set:', even_numbers)</text:span></text:span></text:p>
      <text:p text:style-name="P10"/>
      <text:p text:style-name="P10"><text:span text:style-name="Source_20_Text"><text:span text:style-name="T1"># Find the number of elements</text:span></text:span></text:p>
      <text:p text:style-name="P8"><text:span text:style-name="Source_20_Text"><text:span text:style-name="T1">print('Total Elements:', len(even_numbers))</text:span></text:span></text:p>
      <text:p text:style-name="P11">Output:</text:p>
      <text:p text:style-name="P9">mathematica</text:p>
      <text:p text:style-name="P9">Copy code</text:p>
      <text:p text:style-name="P10"><text:span text:style-name="Source_20_Text"><text:span text:style-name="T1">Set: {8, 2, 4, 6}</text:span></text:span></text:p>
      <text:p text:style-name="P8"><text:span text:style-name="Source_20_Text"><text:span text:style-name="T1">Total Elements: 4</text:span></text:span></text:p>
      <text:p text:style-name="P11">Here, the <text:span text:style-name="Source_20_Text"><text:span text:style-name="T1">len()</text:span></text:span> method is used to determine the number of elements present in the <text:span text:style-name="Source_20_Text"><text:span text:style-name="T1">even_numbers</text:span></text:span> set.</text:p>
      <text:h text:style-name="P3" text:outline-level="2"><text:soft-page-break/><text:span text:style-name="T4">6. </text:span><text:span text:style-name="T3">Set Methods</text:span></text:h>
      <text:h text:style-name="P5" text:outline-level="3">1. <text:span text:style-name="Source_20_Text"><text:span text:style-name="T1">all()</text:span></text:span></text:h>
      <text:list xml:id="list2429895380" text:style-name="L1">
        <text:list-item>
          <text:p text:style-name="P21"><text:span text:style-name="Strong_20_Emphasis"><text:span text:style-name="T1">Description</text:span></text:span>: Returns <text:span text:style-name="Source_20_Text"><text:span text:style-name="T1">True</text:span></text:span> if all elements of the set are <text:span text:style-name="Source_20_Text"><text:span text:style-name="T1">True</text:span></text:span>, or if the set is empty.</text:p>
        </text:list-item>
        <text:list-item>
          <text:p text:style-name="P12"><text:span text:style-name="Strong_20_Emphasis"><text:span text:style-name="T1">Example</text:span></text:span>:</text:p>
        </text:list-item>
      </text:list>
      <text:p text:style-name="P9">python</text:p>
      <text:p text:style-name="P9">Copy code</text:p>
      <text:p text:style-name="P10"><text:span text:style-name="Source_20_Text"><text:span text:style-name="T1"># Example set</text:span></text:span></text:p>
      <text:p text:style-name="P10"><text:span text:style-name="Source_20_Text"><text:span text:style-name="T1">s = {True, True, False, True}</text:span></text:span></text:p>
      <text:p text:style-name="P10"/>
      <text:p text:style-name="P10"><text:span text:style-name="Source_20_Text"><text:span text:style-name="T1"># Check if all elements are True</text:span></text:span></text:p>
      <text:p text:style-name="P8"><text:span text:style-name="Source_20_Text"><text:span text:style-name="T1">print(all(s)) <text:s/># Output: False</text:span></text:span></text:p>
      <text:h text:style-name="P5" text:outline-level="3">2. <text:span text:style-name="Source_20_Text"><text:span text:style-name="T1">any()</text:span></text:span></text:h>
      <text:list xml:id="list1645860563" text:style-name="L2">
        <text:list-item>
          <text:p text:style-name="P22"><text:span text:style-name="Strong_20_Emphasis"><text:span text:style-name="T1">Description</text:span></text:span>: Returns <text:span text:style-name="Source_20_Text"><text:span text:style-name="T1">True</text:span></text:span> if any element of the set is <text:span text:style-name="Source_20_Text"><text:span text:style-name="T1">True</text:span></text:span>. If the set is empty, returns <text:span text:style-name="Source_20_Text"><text:span text:style-name="T1">False</text:span></text:span>.</text:p>
        </text:list-item>
        <text:list-item>
          <text:p text:style-name="P13"><text:span text:style-name="Strong_20_Emphasis"><text:span text:style-name="T1">Example</text:span></text:span>:</text:p>
        </text:list-item>
      </text:list>
      <text:p text:style-name="P9">python</text:p>
      <text:p text:style-name="P9">Copy code</text:p>
      <text:p text:style-name="P10"><text:span text:style-name="Source_20_Text"><text:span text:style-name="T1"># Example set</text:span></text:span></text:p>
      <text:p text:style-name="P10"><text:span text:style-name="Source_20_Text"><text:span text:style-name="T1">s = {False, False, True, False}</text:span></text:span></text:p>
      <text:p text:style-name="P10"/>
      <text:p text:style-name="P10"><text:span text:style-name="Source_20_Text"><text:span text:style-name="T1"># Check if any element is True</text:span></text:span></text:p>
      <text:p text:style-name="P8"><text:span text:style-name="Source_20_Text"><text:span text:style-name="T1">print(any(s)) <text:s/># Output: True</text:span></text:span></text:p>
      <text:h text:style-name="P5" text:outline-level="3">3. <text:span text:style-name="Source_20_Text"><text:span text:style-name="T1">enumerate()</text:span></text:span></text:h>
      <text:list xml:id="list2026013563" text:style-name="L3">
        <text:list-item>
          <text:p text:style-name="P23"><text:span text:style-name="Strong_20_Emphasis"><text:span text:style-name="T1">Description</text:span></text:span>: Returns an enumerate object containing the index and value for all the items of the set as pairs.</text:p>
        </text:list-item>
        <text:list-item>
          <text:p text:style-name="P14"><text:span text:style-name="Strong_20_Emphasis"><text:span text:style-name="T1">Example</text:span></text:span>:</text:p>
        </text:list-item>
      </text:list>
      <text:p text:style-name="P9">python</text:p>
      <text:p text:style-name="P9">Copy code</text:p>
      <text:p text:style-name="P10"><text:span text:style-name="Source_20_Text"><text:span text:style-name="T1"># Example set</text:span></text:span></text:p>
      <text:p text:style-name="P10"><text:span text:style-name="Source_20_Text"><text:span text:style-name="T1">s = {'apple', 'banana', 'cherry'}</text:span></text:span></text:p>
      <text:p text:style-name="P10"/>
      <text:p text:style-name="P10"><text:span text:style-name="Source_20_Text"><text:span text:style-name="T1"># Enumerate over the set</text:span></text:span></text:p>
      <text:p text:style-name="P10"><text:span text:style-name="Source_20_Text"><text:span text:style-name="T1">for index, value in enumerate(s):</text:span></text:span></text:p>
      <text:p text:style-name="P8"><text:span text:style-name="Source_20_Text"><text:span text:style-name="T1"><text:s text:c="4"/>print(index, value)</text:span></text:span></text:p>
      <text:h text:style-name="P5" text:outline-level="3">4. <text:span text:style-name="Source_20_Text"><text:span text:style-name="T1">len()</text:span></text:span></text:h>
      <text:list xml:id="list2425581981" text:style-name="L4">
        <text:list-item>
          <text:p text:style-name="P24"><text:span text:style-name="Strong_20_Emphasis"><text:span text:style-name="T1">Description</text:span></text:span>: Returns the length (the number of items) in the set.</text:p>
        </text:list-item>
        <text:list-item>
          <text:p text:style-name="P15"><text:soft-page-break/><text:span text:style-name="Strong_20_Emphasis"><text:span text:style-name="T1">Example</text:span></text:span>:</text:p>
        </text:list-item>
      </text:list>
      <text:p text:style-name="P9">python</text:p>
      <text:p text:style-name="P9">Copy code</text:p>
      <text:p text:style-name="P10"><text:span text:style-name="Source_20_Text"><text:span text:style-name="T1"># Example set</text:span></text:span></text:p>
      <text:p text:style-name="P10"><text:span text:style-name="Source_20_Text"><text:span text:style-name="T1">s = {1, 2, 3, 4, 5}</text:span></text:span></text:p>
      <text:p text:style-name="P10"/>
      <text:p text:style-name="P10"><text:span text:style-name="Source_20_Text"><text:span text:style-name="T1"># Get the length of the set</text:span></text:span></text:p>
      <text:p text:style-name="P8"><text:span text:style-name="Source_20_Text"><text:span text:style-name="T1">print(len(s)) <text:s/># Output: 5</text:span></text:span></text:p>
      <text:h text:style-name="P5" text:outline-level="3">5. <text:span text:style-name="Source_20_Text"><text:span text:style-name="T1">max()</text:span></text:span></text:h>
      <text:list xml:id="list3001788014" text:style-name="L5">
        <text:list-item>
          <text:p text:style-name="P25"><text:span text:style-name="Strong_20_Emphasis"><text:span text:style-name="T1">Description</text:span></text:span>: Returns the largest item in the set.</text:p>
        </text:list-item>
        <text:list-item>
          <text:p text:style-name="P16"><text:span text:style-name="Strong_20_Emphasis"><text:span text:style-name="T1">Example</text:span></text:span>:</text:p>
        </text:list-item>
      </text:list>
      <text:p text:style-name="P9">python</text:p>
      <text:p text:style-name="P9">Copy code</text:p>
      <text:p text:style-name="P10"><text:span text:style-name="Source_20_Text"><text:span text:style-name="T1"># Example set</text:span></text:span></text:p>
      <text:p text:style-name="P10"><text:span text:style-name="Source_20_Text"><text:span text:style-name="T1">s = {10, 20, 30, 40, 50}</text:span></text:span></text:p>
      <text:p text:style-name="P10"/>
      <text:p text:style-name="P10"><text:span text:style-name="Source_20_Text"><text:span text:style-name="T1"># Get the maximum value in the set</text:span></text:span></text:p>
      <text:p text:style-name="P8"><text:span text:style-name="Source_20_Text"><text:span text:style-name="T1">print(max(s)) <text:s/># Output: 50</text:span></text:span></text:p>
      <text:h text:style-name="P5" text:outline-level="3">6. <text:span text:style-name="Source_20_Text"><text:span text:style-name="T1">min()</text:span></text:span></text:h>
      <text:list xml:id="list2576261492" text:style-name="L6">
        <text:list-item>
          <text:p text:style-name="P26"><text:span text:style-name="Strong_20_Emphasis"><text:span text:style-name="T1">Description</text:span></text:span>: Returns the smallest item in the set.</text:p>
        </text:list-item>
        <text:list-item>
          <text:p text:style-name="P17"><text:span text:style-name="Strong_20_Emphasis"><text:span text:style-name="T1">Example</text:span></text:span>:</text:p>
        </text:list-item>
      </text:list>
      <text:p text:style-name="P9">python</text:p>
      <text:p text:style-name="P9">Copy code</text:p>
      <text:p text:style-name="P10"><text:span text:style-name="Source_20_Text"><text:span text:style-name="T1"># Example set</text:span></text:span></text:p>
      <text:p text:style-name="P10"><text:span text:style-name="Source_20_Text"><text:span text:style-name="T1">s = {10, 20, 30, 40, 50}</text:span></text:span></text:p>
      <text:p text:style-name="P10"/>
      <text:p text:style-name="P10"><text:span text:style-name="Source_20_Text"><text:span text:style-name="T1"># Get the minimum value in the set</text:span></text:span></text:p>
      <text:p text:style-name="P8"><text:span text:style-name="Source_20_Text"><text:span text:style-name="T1">print(min(s)) <text:s/># Output: 10</text:span></text:span></text:p>
      <text:h text:style-name="P5" text:outline-level="3">7. <text:span text:style-name="Source_20_Text"><text:span text:style-name="T1">sorted()</text:span></text:span></text:h>
      <text:list xml:id="list3029124951" text:style-name="L7">
        <text:list-item>
          <text:p text:style-name="P27"><text:span text:style-name="Strong_20_Emphasis"><text:span text:style-name="T1">Description</text:span></text:span>: Returns a new sorted list from elements in the set (does not sort the set itself).</text:p>
        </text:list-item>
        <text:list-item>
          <text:p text:style-name="P18"><text:span text:style-name="Strong_20_Emphasis"><text:span text:style-name="T1">Example</text:span></text:span>:</text:p>
        </text:list-item>
      </text:list>
      <text:p text:style-name="P9">python</text:p>
      <text:p text:style-name="P9">Copy code</text:p>
      <text:p text:style-name="P10"><text:span text:style-name="Source_20_Text"><text:span text:style-name="T1"># Example set</text:span></text:span></text:p>
      <text:p text:style-name="P10"><text:span text:style-name="Source_20_Text"><text:span text:style-name="T1">s = {5, 3, 8, 1, 2}</text:span></text:span></text:p>
      <text:p text:style-name="P10"/>
      <text:p text:style-name="P10"><text:span text:style-name="Source_20_Text"><text:span text:style-name="T1"># Get a sorted list from the set</text:span></text:span></text:p>
      <text:p text:style-name="P10"><text:span text:style-name="Source_20_Text"><text:span text:style-name="T1">sorted_list = sorted(s)</text:span></text:span></text:p>
      <text:p text:style-name="P8"><text:span text:style-name="Source_20_Text"><text:span text:style-name="T1">print(sorted_list) <text:s/># Output: [1, 2, 3, 5, 8]</text:span></text:span></text:p>
      <text:h text:style-name="P5" text:outline-level="3"><text:soft-page-break/>8. <text:span text:style-name="Source_20_Text"><text:span text:style-name="T1">sum()</text:span></text:span></text:h>
      <text:list xml:id="list4147700104" text:style-name="L8">
        <text:list-item>
          <text:p text:style-name="P28"><text:span text:style-name="Strong_20_Emphasis"><text:span text:style-name="T1">Description</text:span></text:span>: Returns the sum of all elements in the set.</text:p>
        </text:list-item>
        <text:list-item>
          <text:p text:style-name="P19"><text:span text:style-name="Strong_20_Emphasis"><text:span text:style-name="T1">Example</text:span></text:span>:</text:p>
        </text:list-item>
      </text:list>
      <text:p text:style-name="P9">python</text:p>
      <text:p text:style-name="P9">Copy code</text:p>
      <text:p text:style-name="P10"><text:span text:style-name="Source_20_Text"><text:span text:style-name="T1"># Example set</text:span></text:span></text:p>
      <text:p text:style-name="P10"><text:span text:style-name="Source_20_Text"><text:span text:style-name="T1">s = {1, 2, 3, 4, 5}</text:span></text:span></text:p>
      <text:p text:style-name="P10"/>
      <text:p text:style-name="P10"><text:span text:style-name="Source_20_Text"><text:span text:style-name="T1"># Get the sum of all elements in the set</text:span></text:span></text:p>
      <text:p text:style-name="P8"><text:span text:style-name="Source_20_Text"><text:span text:style-name="T1">print(sum(s)) <text:s/># Output: 15</text:span></text:span></text:p>
      <text:h text:style-name="P4" text:outline-level="3">7. Python Set Operations</text:h>
      <text:p text:style-name="P11">Python sets provide various built-in methods to perform mathematical set operations like union, intersection, difference, and symmetric difference.</text:p>
      <text:h text:style-name="P6" text:outline-level="4">Union of Two Sets</text:h>
      <text:p text:style-name="P11">The union of two sets A and B includes all the elements of both sets.</text:p>
      <text:h text:style-name="P7" text:outline-level="5">Set Union in Python</text:h>
      <text:p text:style-name="P9">python</text:p>
      <text:p text:style-name="P9">Copy code</text:p>
      <text:p text:style-name="P10"><text:span text:style-name="Source_20_Text"><text:span text:style-name="T1"># First set</text:span></text:span></text:p>
      <text:p text:style-name="P10"><text:span text:style-name="Source_20_Text"><text:span text:style-name="T1">A = {1, 3, 5}</text:span></text:span></text:p>
      <text:p text:style-name="P10"/>
      <text:p text:style-name="P10"><text:span text:style-name="Source_20_Text"><text:span text:style-name="T1"># Second set</text:span></text:span></text:p>
      <text:p text:style-name="P10"><text:span text:style-name="Source_20_Text"><text:span text:style-name="T1">B = {0, 2, 4}</text:span></text:span></text:p>
      <text:p text:style-name="P10"/>
      <text:p text:style-name="P10"><text:span text:style-name="Source_20_Text"><text:span text:style-name="T1"># Using | operator or union() method</text:span></text:span></text:p>
      <text:p text:style-name="P10"><text:span text:style-name="Source_20_Text"><text:span text:style-name="T1">print('Union using |:', A | B)</text:span></text:span></text:p>
      <text:p text:style-name="P8"><text:span text:style-name="Source_20_Text"><text:span text:style-name="T1">print('Union using union():', A.union(B)) </text:span></text:span></text:p>
      <text:p text:style-name="P11">Output:</text:p>
      <text:p text:style-name="P9">sql</text:p>
      <text:p text:style-name="P9">Copy code</text:p>
      <text:p text:style-name="P10"><text:span text:style-name="Source_20_Text"><text:span text:style-name="T1">Union using |: {0, 1, 2, 3, 4, 5}</text:span></text:span></text:p>
      <text:p text:style-name="P8"><text:span text:style-name="Source_20_Text"><text:span text:style-name="T1">Union using union(): {0, 1, 2, 3, 4, 5}</text:span></text:span></text:p>
      <text:h text:style-name="P6" text:outline-level="4">Set Intersection</text:h>
      <text:p text:style-name="P11">The intersection of two sets A and B includes the common elements between both sets.</text:p>
      <text:h text:style-name="P7" text:outline-level="5">Set Intersection in Python</text:h>
      <text:p text:style-name="P9">python</text:p>
      <text:p text:style-name="P9">Copy code</text:p>
      <text:p text:style-name="P10"><text:span text:style-name="Source_20_Text"><text:span text:style-name="T1"># First set</text:span></text:span></text:p>
      <text:p text:style-name="P10"><text:span text:style-name="Source_20_Text"><text:span text:style-name="T1">A = {1, 3, 5}</text:span></text:span></text:p>
      <text:p text:style-name="P10"><text:soft-page-break/></text:p>
      <text:p text:style-name="P10"><text:span text:style-name="Source_20_Text"><text:span text:style-name="T1"># Second set</text:span></text:span></text:p>
      <text:p text:style-name="P10"><text:span text:style-name="Source_20_Text"><text:span text:style-name="T1">B = {1, 2, 3}</text:span></text:span></text:p>
      <text:p text:style-name="P10"/>
      <text:p text:style-name="P10"><text:span text:style-name="Source_20_Text"><text:span text:style-name="T1"># Using &amp; operator or intersection() method</text:span></text:span></text:p>
      <text:p text:style-name="P10"><text:span text:style-name="Source_20_Text"><text:span text:style-name="T1">print('Intersection using &amp;:', A &amp; B)</text:span></text:span></text:p>
      <text:p text:style-name="P8"><text:span text:style-name="Source_20_Text"><text:span text:style-name="T1">print('Intersection using intersection():', A.intersection(B)) </text:span></text:span></text:p>
      <text:p text:style-name="P11">Output:</text:p>
      <text:p text:style-name="P9">sql</text:p>
      <text:p text:style-name="P9">Copy code</text:p>
      <text:p text:style-name="P10"><text:span text:style-name="Source_20_Text"><text:span text:style-name="T1">Intersection using &amp;: {1, 3}</text:span></text:span></text:p>
      <text:p text:style-name="P8"><text:span text:style-name="Source_20_Text"><text:span text:style-name="T1">Intersection using intersection(): {1, 3}</text:span></text:span></text:p>
      <text:h text:style-name="P6" text:outline-level="4">Difference between Two Sets</text:h>
      <text:p text:style-name="P11">The difference between two sets A and B includes elements of set A that are not present in set B.</text:p>
      <text:h text:style-name="P7" text:outline-level="5">Set Difference in Python</text:h>
      <text:p text:style-name="P9">python</text:p>
      <text:p text:style-name="P9">Copy code</text:p>
      <text:p text:style-name="P10"><text:span text:style-name="Source_20_Text"><text:span text:style-name="T1"># First set</text:span></text:span></text:p>
      <text:p text:style-name="P10"><text:span text:style-name="Source_20_Text"><text:span text:style-name="T1">A = {2, 3, 5}</text:span></text:span></text:p>
      <text:p text:style-name="P10"/>
      <text:p text:style-name="P10"><text:span text:style-name="Source_20_Text"><text:span text:style-name="T1"># Second set</text:span></text:span></text:p>
      <text:p text:style-name="P10"><text:span text:style-name="Source_20_Text"><text:span text:style-name="T1">B = {1, 2, 6}</text:span></text:span></text:p>
      <text:p text:style-name="P10"/>
      <text:p text:style-name="P10"><text:span text:style-name="Source_20_Text"><text:span text:style-name="T1"># Using - operator or difference() method</text:span></text:span></text:p>
      <text:p text:style-name="P10"><text:span text:style-name="Source_20_Text"><text:span text:style-name="T1">print('Difference using -:', A - B)</text:span></text:span></text:p>
      <text:p text:style-name="P8"><text:span text:style-name="Source_20_Text"><text:span text:style-name="T1">print('Difference using difference():', A.difference(B)) </text:span></text:span></text:p>
      <text:p text:style-name="P11">Output:</text:p>
      <text:p text:style-name="P9">arduino</text:p>
      <text:p text:style-name="P9">Copy code</text:p>
      <text:p text:style-name="P10"><text:span text:style-name="Source_20_Text"><text:span text:style-name="T1">Difference using -: {3, 5}</text:span></text:span></text:p>
      <text:p text:style-name="P8"><text:span text:style-name="Source_20_Text"><text:span text:style-name="T1">Difference using difference(): {3, 5}</text:span></text:span></text:p>
      <text:h text:style-name="P6" text:outline-level="4">Set Symmetric Difference</text:h>
      <text:p text:style-name="P11">The symmetric difference between two sets A and B includes all elements of A and B except the common elements.</text:p>
      <text:h text:style-name="P7" text:outline-level="5">Set Symmetric Difference in Python</text:h>
      <text:p text:style-name="P9">python</text:p>
      <text:p text:style-name="P9">Copy code</text:p>
      <text:p text:style-name="P10"><text:span text:style-name="Source_20_Text"><text:span text:style-name="T1"># First set</text:span></text:span></text:p>
      <text:p text:style-name="P10"><text:span text:style-name="Source_20_Text"><text:span text:style-name="T1">A = {2, 3, 5}</text:span></text:span></text:p>
      <text:p text:style-name="P10"/>
      <text:p text:style-name="P10"><text:span text:style-name="Source_20_Text"><text:span text:style-name="T1"># Second set</text:span></text:span></text:p>
      <text:p text:style-name="P10"><text:span text:style-name="Source_20_Text"><text:span text:style-name="T1">B = {1, 2, 6}</text:span></text:span></text:p>
      <text:p text:style-name="P10"/>
      <text:p text:style-name="P10"><text:soft-page-break/><text:span text:style-name="Source_20_Text"><text:span text:style-name="T1"># Using ^ operator or symmetric_difference() method</text:span></text:span></text:p>
      <text:p text:style-name="P10"><text:span text:style-name="Source_20_Text"><text:span text:style-name="T1">print('Using ^:', A ^ B)</text:span></text:span></text:p>
      <text:p text:style-name="P8"><text:span text:style-name="Source_20_Text"><text:span text:style-name="T1">print('Using symmetric_difference():', A.symmetric_difference(B)) </text:span></text:span></text:p>
      <text:p text:style-name="P11">Output:</text:p>
      <text:p text:style-name="P9">arduino</text:p>
      <text:p text:style-name="P9">Copy code</text:p>
      <text:p text:style-name="P10"><text:span text:style-name="Source_20_Text"><text:span text:style-name="T1">Using ^: {1, 3, 5, 6}</text:span></text:span></text:p>
      <text:p text:style-name="P8"><text:span text:style-name="Source_20_Text"><text:span text:style-name="T1">Using symmetric_difference(): {1, 3, 5, 6}</text:span></text:span></text:p>
      <text:h text:style-name="P6" text:outline-level="4">Check if Two Sets are Equal</text:h>
      <text:p text:style-name="P11">We can use the <text:span text:style-name="Source_20_Text"><text:span text:style-name="T1">==</text:span></text:span> operator to check whether two sets are equal.</text:p>
      <text:p text:style-name="P9">python</text:p>
      <text:p text:style-name="P9">Copy code</text:p>
      <text:p text:style-name="P10"><text:span text:style-name="Source_20_Text"><text:span text:style-name="T1"># First set</text:span></text:span></text:p>
      <text:p text:style-name="P10"><text:span text:style-name="Source_20_Text"><text:span text:style-name="T1">A = {1, 3, 5}</text:span></text:span></text:p>
      <text:p text:style-name="P10"/>
      <text:p text:style-name="P10"><text:span text:style-name="Source_20_Text"><text:span text:style-name="T1"># Second set</text:span></text:span></text:p>
      <text:p text:style-name="P10"><text:span text:style-name="Source_20_Text"><text:span text:style-name="T1">B = {3, 5, 1}</text:span></text:span></text:p>
      <text:p text:style-name="P10"/>
      <text:p text:style-name="P10"><text:span text:style-name="Source_20_Text"><text:span text:style-name="T1"># Check if sets are equal</text:span></text:span></text:p>
      <text:p text:style-name="P10"><text:span text:style-name="Source_20_Text"><text:span text:style-name="T1">if A == B:</text:span></text:span></text:p>
      <text:p text:style-name="P10"><text:span text:style-name="Source_20_Text"><text:span text:style-name="T1"><text:s text:c="4"/>print('Set A and Set B are equal')</text:span></text:span></text:p>
      <text:p text:style-name="P10"><text:span text:style-name="Source_20_Text"><text:span text:style-name="T1">else:</text:span></text:span></text:p>
      <text:p text:style-name="P8"><text:span text:style-name="Source_20_Text"><text:span text:style-name="T1"><text:s text:c="4"/>print('Set A and Set B are not equal')</text:span></text:span></text:p>
      <text:p text:style-name="P11">Output:</text:p>
      <text:p text:style-name="P9">sql</text:p>
      <text:p text:style-name="P9">Copy code</text:p>
      <text:p text:style-name="P8"><text:span text:style-name="Source_20_Text"><text:span text:style-name="T1">Set A and Set B are equal</text:span></text:span></text:p>
      <text:p text:style-name="P11">These operations provide powerful tools for working with sets in Python, allowing you to perform various mathematical set operations efficiently.</text:p>
      <text:p text:style-name="P20"><text:span text:style-name="T5">9. </text:span>Here's a table summarizing the set methods along with their descriptions:</text:p>
      <table:table table:name="Table1" table:style-name="Table1">
        <table:table-column table:style-name="Table1.A"/>
        <table:table-column table:style-name="Table1.B"/>
        <table:table-header-rows>
          <table:table-row table:style-name="TableLine94427815034416">
            <table:table-cell table:style-name="Table1.A1" office:value-type="string">
              <text:p text:style-name="Table_20_Heading">Method</text:p>
            </table:table-cell>
            <table:table-cell table:style-name="Table1.B1" office:value-type="string">
              <text:p text:style-name="Table_20_Heading">Description</text:p>
            </table:table-cell>
          </table:table-row>
        </table:table-header-rows>
        <table:table-row table:style-name="TableLine94427815034416">
          <table:table-cell table:style-name="Table1.A2" office:value-type="string">
            <text:p text:style-name="Table_20_Contents"><text:span text:style-name="Source_20_Text"><text:span text:style-name="T1">add()</text:span></text:span></text:p>
          </table:table-cell>
          <table:table-cell table:style-name="Table1.B2" office:value-type="string">
            <text:p text:style-name="Table_20_Contents">Adds an element to the set.</text:p>
          </table:table-cell>
        </table:table-row>
        <table:table-row table:style-name="TableLine94427815034416">
          <table:table-cell table:style-name="Table1.A2" office:value-type="string">
            <text:p text:style-name="Table_20_Contents"><text:span text:style-name="Source_20_Text"><text:span text:style-name="T1">clear()</text:span></text:span></text:p>
          </table:table-cell>
          <table:table-cell table:style-name="Table1.B2" office:value-type="string">
            <text:p text:style-name="Table_20_Contents">Removes all elements from the set.</text:p>
          </table:table-cell>
        </table:table-row>
        <table:table-row table:style-name="TableLine94427815034416">
          <table:table-cell table:style-name="Table1.A2" office:value-type="string">
            <text:p text:style-name="Table_20_Contents"><text:span text:style-name="Source_20_Text"><text:span text:style-name="T1">copy()</text:span></text:span></text:p>
          </table:table-cell>
          <table:table-cell table:style-name="Table1.B2" office:value-type="string">
            <text:p text:style-name="Table_20_Contents">Returns a copy of the set.</text:p>
          </table:table-cell>
        </table:table-row>
        <table:table-row table:style-name="TableLine94427815034416">
          <table:table-cell table:style-name="Table1.A2" office:value-type="string">
            <text:p text:style-name="Table_20_Contents"><text:span text:style-name="Source_20_Text"><text:span text:style-name="T1">difference()</text:span></text:span></text:p>
          </table:table-cell>
          <table:table-cell table:style-name="Table1.B2" office:value-type="string">
            <text:p text:style-name="Table_20_Contents">Returns the difference of two or more sets as a new set.</text:p>
          </table:table-cell>
        </table:table-row>
        <table:table-row table:style-name="TableLine94427815034416">
          <table:table-cell table:style-name="Table1.A2" office:value-type="string">
            <text:p text:style-name="Table_20_Contents"><text:span text:style-name="Source_20_Text"><text:span text:style-name="T1">difference_update()</text:span></text:span></text:p>
          </table:table-cell>
          <table:table-cell table:style-name="Table1.B2" office:value-type="string">
            <text:p text:style-name="Table_20_Contents">Removes all elements of another set from this set.</text:p>
          </table:table-cell>
        </table:table-row>
        <table:table-row table:style-name="TableLine94427815034416">
          <table:table-cell table:style-name="Table1.A2" office:value-type="string">
            <text:p text:style-name="Table_20_Contents"><text:span text:style-name="Source_20_Text"><text:span text:style-name="T1">discard()</text:span></text:span></text:p>
          </table:table-cell>
          <table:table-cell table:style-name="Table1.B2" office:value-type="string">
            <text:p text:style-name="Table_20_Contents">Removes an element from the set if it is a member. (Do nothing if the element is not in set)</text:p>
          </table:table-cell>
        </table:table-row>
        <text:soft-page-break/>
        <table:table-row table:style-name="TableLine94427815034416">
          <table:table-cell table:style-name="Table1.A2" office:value-type="string">
            <text:p text:style-name="Table_20_Contents"><text:span text:style-name="Source_20_Text"><text:span text:style-name="T1">intersection()</text:span></text:span></text:p>
          </table:table-cell>
          <table:table-cell table:style-name="Table1.B2" office:value-type="string">
            <text:p text:style-name="Table_20_Contents">Returns the intersection of two sets as a new set.</text:p>
          </table:table-cell>
        </table:table-row>
        <table:table-row table:style-name="TableLine94427815034416">
          <table:table-cell table:style-name="Table1.A2" office:value-type="string">
            <text:p text:style-name="Table_20_Contents"><text:span text:style-name="Source_20_Text"><text:span text:style-name="T1">intersection_update()</text:span></text:span></text:p>
          </table:table-cell>
          <table:table-cell table:style-name="Table1.B2" office:value-type="string">
            <text:p text:style-name="Table_20_Contents">Updates the set with the intersection of itself and another.</text:p>
          </table:table-cell>
        </table:table-row>
        <table:table-row table:style-name="TableLine94427815034416">
          <table:table-cell table:style-name="Table1.A2" office:value-type="string">
            <text:p text:style-name="Table_20_Contents"><text:span text:style-name="Source_20_Text"><text:span text:style-name="T1">isdisjoint()</text:span></text:span></text:p>
          </table:table-cell>
          <table:table-cell table:style-name="Table1.B2" office:value-type="string">
            <text:p text:style-name="Table_20_Contents">Returns True if two sets have a null intersection.</text:p>
          </table:table-cell>
        </table:table-row>
        <table:table-row table:style-name="TableLine94427815034416">
          <table:table-cell table:style-name="Table1.A2" office:value-type="string">
            <text:p text:style-name="Table_20_Contents"><text:span text:style-name="Source_20_Text"><text:span text:style-name="T1">issubset()</text:span></text:span></text:p>
          </table:table-cell>
          <table:table-cell table:style-name="Table1.B2" office:value-type="string">
            <text:p text:style-name="Table_20_Contents">Returns True if another set contains this set.</text:p>
          </table:table-cell>
        </table:table-row>
        <table:table-row table:style-name="TableLine94427815034416">
          <table:table-cell table:style-name="Table1.A2" office:value-type="string">
            <text:p text:style-name="Table_20_Contents"><text:span text:style-name="Source_20_Text"><text:span text:style-name="T1">issuperset()</text:span></text:span></text:p>
          </table:table-cell>
          <table:table-cell table:style-name="Table1.B2" office:value-type="string">
            <text:p text:style-name="Table_20_Contents">Returns True if this set contains another set.</text:p>
          </table:table-cell>
        </table:table-row>
        <table:table-row table:style-name="TableLine94427815034416">
          <table:table-cell table:style-name="Table1.A2" office:value-type="string">
            <text:p text:style-name="Table_20_Contents"><text:span text:style-name="Source_20_Text"><text:span text:style-name="T1">pop()</text:span></text:span></text:p>
          </table:table-cell>
          <table:table-cell table:style-name="Table1.B2" office:value-type="string">
            <text:p text:style-name="Table_20_Contents">Removes and returns an arbitrary set element. Raises KeyError if the set is empty.</text:p>
          </table:table-cell>
        </table:table-row>
        <table:table-row table:style-name="TableLine94427815034416">
          <table:table-cell table:style-name="Table1.A2" office:value-type="string">
            <text:p text:style-name="Table_20_Contents"><text:span text:style-name="Source_20_Text"><text:span text:style-name="T1">remove()</text:span></text:span></text:p>
          </table:table-cell>
          <table:table-cell table:style-name="Table1.B2" office:value-type="string">
            <text:p text:style-name="Table_20_Contents">Removes an element from the set. If the element is not a member, raises a KeyError.</text:p>
          </table:table-cell>
        </table:table-row>
        <table:table-row table:style-name="TableLine94427815034416">
          <table:table-cell table:style-name="Table1.A2" office:value-type="string">
            <text:p text:style-name="Table_20_Contents"><text:span text:style-name="Source_20_Text"><text:span text:style-name="T1">symmetric_difference()</text:span></text:span></text:p>
          </table:table-cell>
          <table:table-cell table:style-name="Table1.B2" office:value-type="string">
            <text:p text:style-name="Table_20_Contents">Returns the symmetric difference of two sets as a new set.</text:p>
          </table:table-cell>
        </table:table-row>
        <table:table-row table:style-name="TableLine94427815034416">
          <table:table-cell table:style-name="Table1.A2" office:value-type="string">
            <text:p text:style-name="Table_20_Contents"><text:span text:style-name="Source_20_Text"><text:span text:style-name="T1">symmetric_difference_update()</text:span></text:span></text:p>
          </table:table-cell>
          <table:table-cell table:style-name="Table1.B2" office:value-type="string">
            <text:p text:style-name="Table_20_Contents">Updates a set with the symmetric difference of itself and another.</text:p>
          </table:table-cell>
        </table:table-row>
        <table:table-row table:style-name="TableLine94427815034416">
          <table:table-cell table:style-name="Table1.A2" office:value-type="string">
            <text:p text:style-name="Table_20_Contents"><text:span text:style-name="Source_20_Text"><text:span text:style-name="T1">union()</text:span></text:span></text:p>
          </table:table-cell>
          <table:table-cell table:style-name="Table1.B2" office:value-type="string">
            <text:p text:style-name="Table_20_Contents">Returns the union of sets in a new set.</text:p>
          </table:table-cell>
        </table:table-row>
        <table:table-row table:style-name="TableLine94427815034416">
          <table:table-cell table:style-name="Table1.A2" office:value-type="string">
            <text:p text:style-name="Table_20_Contents"><text:span text:style-name="Source_20_Text"><text:span text:style-name="T1">update()</text:span></text:span></text:p>
          </table:table-cell>
          <table:table-cell table:style-name="Table1.B2" office:value-type="string">
            <text:p text:style-name="Table_20_Contents">Updates the set with the union of itself and others.</text:p>
          </table:table-cell>
        </table:table-row>
      </table:table>
      <text:p text:style-name="P11">Here are examples of each method:</text:p>
      <text:p text:style-name="P9">python</text:p>
      <text:p text:style-name="P9">Copy code</text:p>
      <text:p text:style-name="P10"><text:span text:style-name="Source_20_Text"><text:span text:style-name="T1"># Initialize sets</text:span></text:span></text:p>
      <text:p text:style-name="P10"><text:span text:style-name="Source_20_Text"><text:span text:style-name="T1">A = {1, 2, 3}</text:span></text:span></text:p>
      <text:p text:style-name="P10"><text:span text:style-name="Source_20_Text"><text:span text:style-name="T1">B = {3, 4, 5}</text:span></text:span></text:p>
      <text:p text:style-name="P10"/>
      <text:p text:style-name="P10"><text:span text:style-name="Source_20_Text"><text:span text:style-name="T1"># add()</text:span></text:span></text:p>
      <text:p text:style-name="P10"><text:span text:style-name="Source_20_Text"><text:span text:style-name="T1">A.add(4)</text:span></text:span></text:p>
      <text:p text:style-name="P10"><text:span text:style-name="Source_20_Text"><text:span text:style-name="T1">print(A) <text:s/># Output: {1, 2, 3, 4}</text:span></text:span></text:p>
      <text:p text:style-name="P10"/>
      <text:p text:style-name="P10"><text:span text:style-name="Source_20_Text"><text:span text:style-name="T1"># clear()</text:span></text:span></text:p>
      <text:p text:style-name="P10"><text:span text:style-name="Source_20_Text"><text:span text:style-name="T1">B.clear()</text:span></text:span></text:p>
      <text:p text:style-name="P10"><text:span text:style-name="Source_20_Text"><text:span text:style-name="T1">print(B) <text:s/># Output: set()</text:span></text:span></text:p>
      <text:p text:style-name="P10"/>
      <text:p text:style-name="P10"><text:span text:style-name="Source_20_Text"><text:span text:style-name="T1"># copy()</text:span></text:span></text:p>
      <text:p text:style-name="P10"><text:span text:style-name="Source_20_Text"><text:span text:style-name="T1">C = A.copy()</text:span></text:span></text:p>
      <text:p text:style-name="P10"><text:span text:style-name="Source_20_Text"><text:span text:style-name="T1">print(C) <text:s/># Output: {1, 2, 3, 4}</text:span></text:span></text:p>
      <text:p text:style-name="P10"/>
      <text:p text:style-name="P10"><text:span text:style-name="Source_20_Text"><text:span text:style-name="T1"># difference()</text:span></text:span></text:p>
      <text:p text:style-name="P10"><text:span text:style-name="Source_20_Text"><text:span text:style-name="T1">D = A.difference(C)</text:span></text:span></text:p>
      <text:p text:style-name="P10"><text:span text:style-name="Source_20_Text"><text:span text:style-name="T1">print(D) <text:s/># Output: set()</text:span></text:span></text:p>
      <text:p text:style-name="P10"/>
      <text:p text:style-name="P10"><text:span text:style-name="Source_20_Text"><text:span text:style-name="T1"># difference_update()</text:span></text:span></text:p>
      <text:p text:style-name="P10"><text:span text:style-name="Source_20_Text"><text:span text:style-name="T1">A.difference_update(C)</text:span></text:span></text:p>
      <text:p text:style-name="P10"><text:span text:style-name="Source_20_Text"><text:span text:style-name="T1">print(A) <text:s/># Output: set()</text:span></text:span></text:p>
      <text:p text:style-name="P10"/>
      <text:p text:style-name="P10"><text:span text:style-name="Source_20_Text"><text:span text:style-name="T1"># discard()</text:span></text:span></text:p>
      <text:p text:style-name="P10"><text:span text:style-name="Source_20_Text"><text:span text:style-name="T1">A.discard(2)</text:span></text:span></text:p>
      <text:p text:style-name="P10"><text:span text:style-name="Source_20_Text"><text:span text:style-name="T1">print(A) <text:s/># Output: {1, 3, 4}</text:span></text:span></text:p>
      <text:p text:style-name="P10"/>
      <text:p text:style-name="P10"><text:span text:style-name="Source_20_Text"><text:span text:style-name="T1"># intersection()</text:span></text:span></text:p>
      <text:p text:style-name="P10"><text:span text:style-name="Source_20_Text"><text:span text:style-name="T1">E = A.intersection(C)</text:span></text:span></text:p>
      <text:p text:style-name="P10"><text:soft-page-break/><text:span text:style-name="Source_20_Text"><text:span text:style-name="T1">print(E) <text:s/># Output: {1, 3, 4}</text:span></text:span></text:p>
      <text:p text:style-name="P10"/>
      <text:p text:style-name="P10"><text:span text:style-name="Source_20_Text"><text:span text:style-name="T1"># intersection_update()</text:span></text:span></text:p>
      <text:p text:style-name="P10"><text:span text:style-name="Source_20_Text"><text:span text:style-name="T1">A.intersection_update(C)</text:span></text:span></text:p>
      <text:p text:style-name="P10"><text:span text:style-name="Source_20_Text"><text:span text:style-name="T1">print(A) <text:s/># Output: {1, 3, 4}</text:span></text:span></text:p>
      <text:p text:style-name="P10"/>
      <text:p text:style-name="P10"><text:span text:style-name="Source_20_Text"><text:span text:style-name="T1"># isdisjoint()</text:span></text:span></text:p>
      <text:p text:style-name="P10"><text:span text:style-name="Source_20_Text"><text:span text:style-name="T1">print(A.isdisjoint(B)) <text:s/># Output: True</text:span></text:span></text:p>
      <text:p text:style-name="P10"/>
      <text:p text:style-name="P10"><text:span text:style-name="Source_20_Text"><text:span text:style-name="T1"># issubset()</text:span></text:span></text:p>
      <text:p text:style-name="P10"><text:span text:style-name="Source_20_Text"><text:span text:style-name="T1">print(E.issubset(A)) <text:s/># Output: True</text:span></text:span></text:p>
      <text:p text:style-name="P10"/>
      <text:p text:style-name="P10"><text:span text:style-name="Source_20_Text"><text:span text:style-name="T1"># issuperset()</text:span></text:span></text:p>
      <text:p text:style-name="P10"><text:span text:style-name="Source_20_Text"><text:span text:style-name="T1">print(A.issuperset(E)) <text:s/># Output: True</text:span></text:span></text:p>
      <text:p text:style-name="P10"/>
      <text:p text:style-name="P10"><text:span text:style-name="Source_20_Text"><text:span text:style-name="T1"># pop()</text:span></text:span></text:p>
      <text:p text:style-name="P10"><text:span text:style-name="Source_20_Text"><text:span text:style-name="T1">print(A.pop()) <text:s/># Output: 1</text:span></text:span></text:p>
      <text:p text:style-name="P10"/>
      <text:p text:style-name="P10"><text:span text:style-name="Source_20_Text"><text:span text:style-name="T1"># remove()</text:span></text:span></text:p>
      <text:p text:style-name="P10"><text:span text:style-name="Source_20_Text"><text:span text:style-name="T1">A.remove(3)</text:span></text:span></text:p>
      <text:p text:style-name="P10"><text:span text:style-name="Source_20_Text"><text:span text:style-name="T1">print(A) <text:s/># Output: {4}</text:span></text:span></text:p>
      <text:p text:style-name="P10"/>
      <text:p text:style-name="P10"><text:span text:style-name="Source_20_Text"><text:span text:style-name="T1"># symmetric_difference()</text:span></text:span></text:p>
      <text:p text:style-name="P10"><text:span text:style-name="Source_20_Text"><text:span text:style-name="T1">F = A.symmetric_difference(C)</text:span></text:span></text:p>
      <text:p text:style-name="P10"><text:span text:style-name="Source_20_Text"><text:span text:style-name="T1">print(F) <text:s/># Output: {2, 3}</text:span></text:span></text:p>
      <text:p text:style-name="P10"/>
      <text:p text:style-name="P10"><text:span text:style-name="Source_20_Text"><text:span text:style-name="T1"># symmetric_difference_update()</text:span></text:span></text:p>
      <text:p text:style-name="P10"><text:span text:style-name="Source_20_Text"><text:span text:style-name="T1">A.symmetric_difference_update(C)</text:span></text:span></text:p>
      <text:p text:style-name="P10"><text:span text:style-name="Source_20_Text"><text:span text:style-name="T1">print(A) <text:s/># Output: {2, 3}</text:span></text:span></text:p>
      <text:p text:style-name="P10"/>
      <text:p text:style-name="P10"><text:span text:style-name="Source_20_Text"><text:span text:style-name="T1"># union()</text:span></text:span></text:p>
      <text:p text:style-name="P10"><text:span text:style-name="Source_20_Text"><text:span text:style-name="T1">G = A.union(C)</text:span></text:span></text:p>
      <text:p text:style-name="P10"><text:span text:style-name="Source_20_Text"><text:span text:style-name="T1">print(G) <text:s/># Output: {1, 2, 3, 4}</text:span></text:span></text:p>
      <text:p text:style-name="P10"/>
      <text:p text:style-name="P10"><text:span text:style-name="Source_20_Text"><text:span text:style-name="T1"># update()</text:span></text:span></text:p>
      <text:p text:style-name="P10"><text:span text:style-name="Source_20_Text"><text:span text:style-name="T1">A.update(C)</text:span></text:span></text:p>
      <text:p text:style-name="P8"><text:span text:style-name="Source_20_Text"><text:span text:style-name="T1">print(A) <text:s/># Output: {1, 2, 3, 4}</text:span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1T18:31:30.183162004</meta:creation-date>
    <dc:date>2024-06-01T18:42:33.641934877</dc:date>
    <meta:editing-duration>PT53S</meta:editing-duration>
    <meta:editing-cycles>1</meta:editing-cycles>
    <meta:generator>LibreOffice/6.4.7.2$Linux_X86_64 LibreOffice_project/40$Build-2</meta:generator>
    <meta:document-statistic meta:table-count="1" meta:image-count="0" meta:object-count="0" meta:page-count="11" meta:paragraph-count="377" meta:word-count="1922" meta:character-count="10912" meta:non-whitespace-character-count="9335"/>
  </office:meta>
</office:document-meta>
</file>